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" table:style-name="ta1">
        <table:shapes>
          <draw:frame draw:z-index="0" draw:style-name="gr1" draw:text-style-name="P1" svg:width="871.57pt" svg:height="692.7pt" svg:x="117.04pt" svg:y="520.27pt">
            <loext:p draw:notify-on-update-of-ranges="result.B1:result.B1 result.A2:result.A101 result.B1:result.B1 result.B2:result.C101 result.C1:result.C1 result.C2:result.C101 result.A2:result.A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<text:s/>nlin </text:p>
          </table:table-cell>
          <table:table-cell office:value-type="string" calcext:value-type="string">
            <text:p><text:s/>li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" calcext:value-type="float">
            <text:p>0.0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" calcext:value-type="float">
            <text:p>0.0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" calcext:value-type="float">
            <text:p>0.0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" calcext:value-type="float">
            <text:p>0.04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" calcext:value-type="float">
            <text:p>0.04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" calcext:value-type="float">
            <text:p>0.0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" calcext:value-type="float">
            <text:p>0.0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" calcext:value-type="float">
            <text:p>0.0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" calcext:value-type="float">
            <text:p>0.04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" calcext:value-type="float">
            <text:p>0.0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" calcext:value-type="float">
            <text:p>0.04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" calcext:value-type="float">
            <text:p>0.0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7" calcext:value-type="float">
            <text:p>0.0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7" calcext:value-type="float">
            <text:p>0.07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7" calcext:value-type="float">
            <text:p>0.07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83" calcext:value-type="float">
            <text:p>0.08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82" calcext:value-type="float">
            <text:p>0.082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83" calcext:value-type="float">
            <text:p>0.083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98" calcext:value-type="float">
            <text:p>0.098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98" calcext:value-type="float">
            <text:p>0.098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98" calcext:value-type="float">
            <text:p>0.098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99" calcext:value-type="float">
            <text:p>0.099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97" calcext:value-type="float">
            <text:p>0.097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99" calcext:value-type="float">
            <text:p>0.099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98" calcext:value-type="float">
            <text:p>0.098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99" calcext:value-type="float">
            <text:p>0.099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98" calcext:value-type="float">
            <text:p>0.098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15" calcext:value-type="float">
            <text:p>0.115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14" calcext:value-type="float">
            <text:p>0.114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16" calcext:value-type="float">
            <text:p>0.116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15" calcext:value-type="float">
            <text:p>0.115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14" calcext:value-type="float">
            <text:p>0.114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14" calcext:value-type="float">
            <text:p>0.114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13" calcext:value-type="float">
            <text:p>0.113</text:p>
          </table:table-cell>
          <table:table-cell office:value-type="float" office:value="0.055" calcext:value-type="float">
            <text:p>0.0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9T18:42:39.207694842</dc:date>
    <meta:editing-duration>PT5M25S</meta:editing-duration>
    <meta:editing-cycles>1</meta:editing-cycles>
    <meta:document-statistic meta:table-count="1" meta:cell-count="30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748cm" svg:height="24.438cm" xlink:href=".." xlink:type="simple" chart:class="chart:scatter" chart:style-name="ch1">
        <chart:legend chart:legend-position="end" svg:x="29.252cm" svg:y="11.671cm" style:legend-expansion="high" chart:style-name="ch2"/>
        <chart:plot-area chart:style-name="ch3" table:cell-range-address="result.B1:result.C1 result.A2:result.C101" chart:data-source-has-labels="row" svg:x="0.613cm" svg:y="0.486cm" svg:width="28.023cm" svg:height="23.461cm">
          <chartooo:coordinate-region svg:x="1.525cm" svg:y="0.686cm" svg:width="26.739cm" svg:height="22.6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.B2:result.C101" chart:label-cell-address="result.B1:result.B1" chart:class="chart:scatter">
            <chart:domain table:cell-range-address="result.A2:result.A101"/>
            <chart:data-point chart:repeated="200"/>
          </chart:series>
          <chart:series chart:style-name="ch7" chart:values-cell-range-address="result.C2:result.C101" chart:label-cell-address="result.C1:result.C1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nlin </text:p>
                <draw:g>
                  <svg:desc>result.B1:result.B1</svg:desc>
                </draw:g>
              </table:table-cell>
              <table:table-cell office:value-type="string">
                <text:p> lin</text:p>
                <draw:g>
                  <svg:desc>result.C1:resul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result.A2:result.A101</svg:desc>
                </draw:g>
              </table:table-cell>
              <table:table-cell office:value-type="float" office:value="0.028">
                <text:p>0.028</text:p>
                <draw:g>
                  <svg:desc>result.B2:result.C101</svg:desc>
                </draw:g>
              </table:table-cell>
              <table:table-cell office:value-type="float" office:value="0.028">
                <text:p>0.028</text:p>
                <draw:g>
                  <svg:desc>result.C2:result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27">
                <text:p>0.02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27">
                <text:p>0.02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0.03">
                <text:p>0.0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0.03">
                <text:p>0.0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034">
                <text:p>0.0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">
                <text:p>300</text:p>
              </table:table-cell>
              <table:table-cell office:value-type="float" office:value="0.034">
                <text:p>0.0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">
                <text:p>300</text:p>
              </table:table-cell>
              <table:table-cell office:value-type="float" office:value="0.034">
                <text:p>0.03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">
                <text:p>300</text:p>
              </table:table-cell>
              <table:table-cell office:value-type="float" office:value="0.034">
                <text:p>0.0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">
                <text:p>300</text:p>
              </table:table-cell>
              <table:table-cell office:value-type="float" office:value="0.034">
                <text:p>0.0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0.034">
                <text:p>0.0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0">
                <text:p>300</text:p>
              </table:table-cell>
              <table:table-cell office:value-type="float" office:value="0.034">
                <text:p>0.0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">
                <text:p>300</text:p>
              </table:table-cell>
              <table:table-cell office:value-type="float" office:value="0.034">
                <text:p>0.0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">
                <text:p>300</text:p>
              </table:table-cell>
              <table:table-cell office:value-type="float" office:value="0.034">
                <text:p>0.0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034">
                <text:p>0.03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">
                <text:p>400</text:p>
              </table:table-cell>
              <table:table-cell office:value-type="float" office:value="0.04">
                <text:p>0.0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">
                <text:p>400</text:p>
              </table:table-cell>
              <table:table-cell office:value-type="float" office:value="0.04">
                <text:p>0.04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">
                <text:p>400</text:p>
              </table:table-cell>
              <table:table-cell office:value-type="float" office:value="0.04">
                <text:p>0.04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">
                <text:p>400</text:p>
              </table:table-cell>
              <table:table-cell office:value-type="float" office:value="0.04">
                <text:p>0.0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">
                <text:p>400</text:p>
              </table:table-cell>
              <table:table-cell office:value-type="float" office:value="0.04">
                <text:p>0.0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">
                <text:p>400</text:p>
              </table:table-cell>
              <table:table-cell office:value-type="float" office:value="0.04">
                <text:p>0.0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">
                <text:p>400</text:p>
              </table:table-cell>
              <table:table-cell office:value-type="float" office:value="0.04">
                <text:p>0.04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0">
                <text:p>400</text:p>
              </table:table-cell>
              <table:table-cell office:value-type="float" office:value="0.04">
                <text:p>0.0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">
                <text:p>400</text:p>
              </table:table-cell>
              <table:table-cell office:value-type="float" office:value="0.04">
                <text:p>0.04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04">
                <text:p>0.0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">
                <text:p>500</text:p>
              </table:table-cell>
              <table:table-cell office:value-type="float" office:value="0.048">
                <text:p>0.048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">
                <text:p>500</text:p>
              </table:table-cell>
              <table:table-cell office:value-type="float" office:value="0.049">
                <text:p>0.049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0">
                <text:p>500</text:p>
              </table:table-cell>
              <table:table-cell office:value-type="float" office:value="0.048">
                <text:p>0.048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">
                <text:p>500</text:p>
              </table:table-cell>
              <table:table-cell office:value-type="float" office:value="0.047">
                <text:p>0.04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0">
                <text:p>500</text:p>
              </table:table-cell>
              <table:table-cell office:value-type="float" office:value="0.047">
                <text:p>0.04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0">
                <text:p>500</text:p>
              </table:table-cell>
              <table:table-cell office:value-type="float" office:value="0.048">
                <text:p>0.048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0">
                <text:p>500</text:p>
              </table:table-cell>
              <table:table-cell office:value-type="float" office:value="0.049">
                <text:p>0.049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0">
                <text:p>500</text:p>
              </table:table-cell>
              <table:table-cell office:value-type="float" office:value="0.047">
                <text:p>0.04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">
                <text:p>500</text:p>
              </table:table-cell>
              <table:table-cell office:value-type="float" office:value="0.048">
                <text:p>0.04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048">
                <text:p>0.048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">
                <text:p>600</text:p>
              </table:table-cell>
              <table:table-cell office:value-type="float" office:value="0.058">
                <text:p>0.05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0">
                <text:p>600</text:p>
              </table:table-cell>
              <table:table-cell office:value-type="float" office:value="0.058">
                <text:p>0.058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0">
                <text:p>600</text:p>
              </table:table-cell>
              <table:table-cell office:value-type="float" office:value="0.058">
                <text:p>0.058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0">
                <text:p>600</text:p>
              </table:table-cell>
              <table:table-cell office:value-type="float" office:value="0.058">
                <text:p>0.058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0">
                <text:p>600</text:p>
              </table:table-cell>
              <table:table-cell office:value-type="float" office:value="0.057">
                <text:p>0.057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0">
                <text:p>600</text:p>
              </table:table-cell>
              <table:table-cell office:value-type="float" office:value="0.059">
                <text:p>0.05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0">
                <text:p>600</text:p>
              </table:table-cell>
              <table:table-cell office:value-type="float" office:value="0.059">
                <text:p>0.05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0.059">
                <text:p>0.05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">
                <text:p>600</text:p>
              </table:table-cell>
              <table:table-cell office:value-type="float" office:value="0.057">
                <text:p>0.057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058">
                <text:p>0.058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0">
                <text:p>700</text:p>
              </table:table-cell>
              <table:table-cell office:value-type="float" office:value="0.07">
                <text:p>0.07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0">
                <text:p>700</text:p>
              </table:table-cell>
              <table:table-cell office:value-type="float" office:value="0.072">
                <text:p>0.072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0">
                <text:p>700</text:p>
              </table:table-cell>
              <table:table-cell office:value-type="float" office:value="0.069">
                <text:p>0.06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0">
                <text:p>700</text:p>
              </table:table-cell>
              <table:table-cell office:value-type="float" office:value="0.069">
                <text:p>0.06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0.07">
                <text:p>0.07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0">
                <text:p>700</text:p>
              </table:table-cell>
              <table:table-cell office:value-type="float" office:value="0.071">
                <text:p>0.07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0">
                <text:p>700</text:p>
              </table:table-cell>
              <table:table-cell office:value-type="float" office:value="0.072">
                <text:p>0.072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0">
                <text:p>700</text:p>
              </table:table-cell>
              <table:table-cell office:value-type="float" office:value="0.069">
                <text:p>0.06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">
                <text:p>700</text:p>
              </table:table-cell>
              <table:table-cell office:value-type="float" office:value="0.07">
                <text:p>0.07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0.069">
                <text:p>0.06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0">
                <text:p>800</text:p>
              </table:table-cell>
              <table:table-cell office:value-type="float" office:value="0.086">
                <text:p>0.086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0">
                <text:p>800</text:p>
              </table:table-cell>
              <table:table-cell office:value-type="float" office:value="0.081">
                <text:p>0.08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0">
                <text:p>800</text:p>
              </table:table-cell>
              <table:table-cell office:value-type="float" office:value="0.083">
                <text:p>0.083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0">
                <text:p>800</text:p>
              </table:table-cell>
              <table:table-cell office:value-type="float" office:value="0.086">
                <text:p>0.086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0">
                <text:p>800</text:p>
              </table:table-cell>
              <table:table-cell office:value-type="float" office:value="0.082">
                <text:p>0.082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0">
                <text:p>800</text:p>
              </table:table-cell>
              <table:table-cell office:value-type="float" office:value="0.084">
                <text:p>0.084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0">
                <text:p>800</text:p>
              </table:table-cell>
              <table:table-cell office:value-type="float" office:value="0.083">
                <text:p>0.083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0">
                <text:p>800</text:p>
              </table:table-cell>
              <table:table-cell office:value-type="float" office:value="0.084">
                <text:p>0.08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0">
                <text:p>800</text:p>
              </table:table-cell>
              <table:table-cell office:value-type="float" office:value="0.084">
                <text:p>0.08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0.084">
                <text:p>0.08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0.098">
                <text:p>0.098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0">
                <text:p>900</text:p>
              </table:table-cell>
              <table:table-cell office:value-type="float" office:value="0.098">
                <text:p>0.098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0">
                <text:p>900</text:p>
              </table:table-cell>
              <table:table-cell office:value-type="float" office:value="0.098">
                <text:p>0.098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0">
                <text:p>900</text:p>
              </table:table-cell>
              <table:table-cell office:value-type="float" office:value="0.096">
                <text:p>0.096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0">
                <text:p>900</text:p>
              </table:table-cell>
              <table:table-cell office:value-type="float" office:value="0.099">
                <text:p>0.099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0">
                <text:p>900</text:p>
              </table:table-cell>
              <table:table-cell office:value-type="float" office:value="0.097">
                <text:p>0.097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0">
                <text:p>900</text:p>
              </table:table-cell>
              <table:table-cell office:value-type="float" office:value="0.099">
                <text:p>0.099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0">
                <text:p>900</text:p>
              </table:table-cell>
              <table:table-cell office:value-type="float" office:value="0.098">
                <text:p>0.098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0">
                <text:p>900</text:p>
              </table:table-cell>
              <table:table-cell office:value-type="float" office:value="0.099">
                <text:p>0.099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0.098">
                <text:p>0.098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">
                <text:p>1000</text:p>
              </table:table-cell>
              <table:table-cell office:value-type="float" office:value="0.112">
                <text:p>0.11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0">
                <text:p>1000</text:p>
              </table:table-cell>
              <table:table-cell office:value-type="float" office:value="0.115">
                <text:p>0.11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0">
                <text:p>1000</text:p>
              </table:table-cell>
              <table:table-cell office:value-type="float" office:value="0.114">
                <text:p>0.114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0">
                <text:p>1000</text:p>
              </table:table-cell>
              <table:table-cell office:value-type="float" office:value="0.112">
                <text:p>0.112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0">
                <text:p>1000</text:p>
              </table:table-cell>
              <table:table-cell office:value-type="float" office:value="0.116">
                <text:p>0.116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0">
                <text:p>1000</text:p>
              </table:table-cell>
              <table:table-cell office:value-type="float" office:value="0.124">
                <text:p>0.124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0">
                <text:p>1000</text:p>
              </table:table-cell>
              <table:table-cell office:value-type="float" office:value="0.115">
                <text:p>0.11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0">
                <text:p>1000</text:p>
              </table:table-cell>
              <table:table-cell office:value-type="float" office:value="0.114">
                <text:p>0.114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0">
                <text:p>1000</text:p>
              </table:table-cell>
              <table:table-cell office:value-type="float" office:value="0.114">
                <text:p>0.114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0.113">
                <text:p>0.113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